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97c9"/>
    </style:style>
    <style:style style:name="P2" style:family="paragraph" style:parent-style-name="Standard">
      <style:text-properties fo:font-weight="bold" officeooo:paragraph-rsid="001397c9" style:font-weight-asian="bold" style:font-weight-complex="bold"/>
    </style:style>
    <style:style style:name="P3" style:family="paragraph" style:parent-style-name="Standard">
      <style:text-properties officeooo:paragraph-rsid="001564fe"/>
    </style:style>
    <style:style style:name="P4" style:family="paragraph" style:parent-style-name="Standard">
      <style:text-properties officeooo:paragraph-rsid="0016e7b3"/>
    </style:style>
    <style:style style:name="P5" style:family="paragraph" style:parent-style-name="Standard">
      <style:text-properties officeooo:paragraph-rsid="0019610f"/>
    </style:style>
    <style:style style:name="P6" style:family="paragraph" style:parent-style-name="Standard">
      <style:text-properties officeooo:paragraph-rsid="001b0755"/>
    </style:style>
    <style:style style:name="T1" style:family="text">
      <style:text-properties officeooo:rsid="001397c9"/>
    </style:style>
    <style:style style:name="T2" style:family="text">
      <style:text-properties officeooo:rsid="00142d5f"/>
    </style:style>
    <style:style style:name="T3" style:family="text">
      <style:text-properties officeooo:rsid="001564fe"/>
    </style:style>
    <style:style style:name="T4" style:family="text">
      <style:text-properties officeooo:rsid="0016e7b3"/>
    </style:style>
    <style:style style:name="T5" style:family="text">
      <style:text-properties officeooo:rsid="00180d59"/>
    </style:style>
    <style:style style:name="T6" style:family="text">
      <style:text-properties officeooo:rsid="0019610f"/>
    </style:style>
    <style:style style:name="T7" style:family="text">
      <style:text-properties officeooo:rsid="00101aa6"/>
    </style:style>
    <style:style style:name="T8" style:family="text">
      <style:text-properties officeooo:rsid="0011795a"/>
    </style:style>
    <style:style style:name="T9" style:family="text">
      <style:text-properties officeooo:rsid="001b0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bstract</text:span></text:p>
      <text:p text:style-name="P1"><text:span text:style-name="T1"/></text:p>
      <text:p text:style-name="P1"><text:span text:style-name="T1">In this Bachelor Thesis, it was looked into the question if a so-called “Unified Rendering Engine”, which unites different simulation domains, has an additional value compared to the classical approach using e.g. a dedicated engine for both graphics and physics, </text:span><text:span text:style-name="T2">which at first have no relationship to each other</text:span><text:span text:style-name="T1">. </text:span><text:span text:style-name="T3">With this approach, buffers and data structures shall be shareable and adapter classes for an application become obsolete.</text:span></text:p>
      <text:p text:style-name="P3"><text:span text:style-name="T3">Great importance was attached to the usage of modern GPU Computing APIs, namely OpenGL 3/4 and OpenCL.</text:span></text:p>
      <text:p text:style-name="P4"><text:span text:style-name="T4">A template engine was used for GPU program generation to omit boilerplate code and </text:span><text:span text:style-name="T5">to facilitate modular design of GPU programs.</text:span></text:p>
      <text:p text:style-name="P5"><text:span text:style-name="T6">Exemplarily for the usage in the visual simulation domain, some established effects of a graphics engine were realized, like </text:span><text:span text:style-name="T7">Shadow Mapping, Normal Mapping, Environment Mapping, Displacement Mapping </text:span><text:span text:style-name="T6">and</text:span><text:span text:style-name="T7"> dynami</text:span><text:span text:style-name="T6">c</text:span><text:span text:style-name="T7"> Level Of Detail (LOD). </text:span><text:span text:style-name="T6">Modern features of OpenGL like </text:span><text:span text:style-name="T7">Instancing, Uniform Buffers </text:span><text:span text:style-name="T6">and</text:span><text:span text:style-name="T7"> Hardware Tesse</text:span><text:span text:style-name="T8">l</text:span><text:span text:style-name="T7">lation </text:span><text:span text:style-name="T6">were applied.</text:span></text:p>
      <text:p text:style-name="P6"><text:span text:style-name="T9">Within the mechanical simulation domain, a particle based fluid simulation based on </text:span><text:span text:style-name="T8">Smoothed Particle Hydrodynamics (SPH) </text:span><text:span text:style-name="T9">was implemented with OpenC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chi </meta:initial-creator>
    <meta:creation-date>2011-06-27T14:24:33</meta:creation-date>
    <dc:date>2011-06-27T15:12:18</dc:date>
    <dc:creator>tychi </dc:creator>
    <meta:editing-duration>PT00H31M55S</meta:editing-duration>
    <meta:editing-cycles>5</meta:editing-cycles>
    <meta:generator>OpenOffice.org/3.2$Unix OpenOffice.org_project/320m19$Build-9505</meta:generator>
    <meta:document-statistic meta:table-count="0" meta:image-count="0" meta:object-count="0" meta:page-count="1" meta:paragraph-count="6" meta:word-count="173" meta:character-count="1156"/>
  </office:meta>
</office:document-meta>
</file>